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101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POT Values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1.95">
            <text:p>1.9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40000">
            <text:p>£140,000</text:p>
          </table:table-cell>
          <table:table-cell table:style-name="ce1" table:formula="of:=[.A7]*[.B4]" office:value-type="currency" office:currency="GBP" office:value="147000">
            <text:p>£147,000</text:p>
          </table:table-cell>
          <table:table-cell table:style-name="ce1" table:formula="of:=[.A7]*[.C4]" office:value-type="currency" office:currency="GBP" office:value="149800">
            <text:p>£149,800</text:p>
          </table:table-cell>
          <table:table-cell table:style-name="ce1" table:formula="of:=[.A7]*[.D4]" office:value-type="currency" office:currency="GBP" office:value="161000">
            <text:p>£161,000</text:p>
          </table:table-cell>
          <table:table-cell table:style-name="ce1" table:formula="of:=[.A7]*[.E4]" office:value-type="currency" office:currency="GBP" office:value="182000">
            <text:p>£182,000</text:p>
          </table:table-cell>
          <table:table-cell table:style-name="ce1" table:formula="of:=[.A7]*[.F4]" office:value-type="currency" office:currency="GBP" office:value="238000">
            <text:p>£238,000</text:p>
          </table:table-cell>
          <table:table-cell table:style-name="ce1" table:formula="of:=[.A7]*[.G4]" office:value-type="currency" office:currency="GBP" office:value="266000">
            <text:p>£266,000</text:p>
          </table:table-cell>
          <table:table-cell table:style-name="ce1" table:formula="of:=[.A7]*[.H4]" office:value-type="currency" office:currency="GBP" office:value="273000">
            <text:p>£273,000</text:p>
          </table:table-cell>
          <table:table-cell table:style-name="ce1" table:formula="of:=[.A7]*[.I4]" office:value-type="currency" office:currency="GBP" office:value="280000">
            <text:p>£280,000</text:p>
          </table:table-cell>
          <table:table-cell table:style-name="ce1" table:formula="of:=[.A7]*[.J4]" office:value-type="currency" office:currency="GBP" office:value="308000">
            <text:p>£308,000</text:p>
          </table:table-cell>
          <table:table-cell table:style-name="ce1" table:formula="of:=[.A7]*[.K4]" office:value-type="currency" office:currency="GBP" office:value="315000">
            <text:p>£315,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365000">
            <text:p>£365,000</text:p>
          </table:table-cell>
          <table:table-cell table:style-name="ce1" table:formula="of:=[.A9]*[.B4]" office:value-type="currency" office:currency="GBP" office:value="383250">
            <text:p>£383,250</text:p>
          </table:table-cell>
          <table:table-cell table:style-name="ce1" table:formula="of:=[.A9]*[.C4]" office:value-type="currency" office:currency="GBP" office:value="390550">
            <text:p>£390,550</text:p>
          </table:table-cell>
          <table:table-cell table:style-name="ce1" table:formula="of:=[.A9]*[.D4]" office:value-type="currency" office:currency="GBP" office:value="419750">
            <text:p>£419,750</text:p>
          </table:table-cell>
          <table:table-cell table:style-name="ce1" table:formula="of:=[.A9]*[.E4]" office:value-type="currency" office:currency="GBP" office:value="474500">
            <text:p>£474,500</text:p>
          </table:table-cell>
          <table:table-cell table:style-name="ce1" table:formula="of:=[.A9]*[.F4]" office:value-type="currency" office:currency="GBP" office:value="620500">
            <text:p>£620,500</text:p>
          </table:table-cell>
          <table:table-cell table:style-name="ce1" table:formula="of:=[.A9]*[.G4]" office:value-type="currency" office:currency="GBP" office:value="693500">
            <text:p>£693,500</text:p>
          </table:table-cell>
          <table:table-cell table:style-name="ce1" table:formula="of:=[.A9]*[.H4]" office:value-type="currency" office:currency="GBP" office:value="711750">
            <text:p>£711,750</text:p>
          </table:table-cell>
          <table:table-cell table:style-name="ce1" table:formula="of:=[.A9]*[.I4]" office:value-type="currency" office:currency="GBP" office:value="730000">
            <text:p>£730,000</text:p>
          </table:table-cell>
          <table:table-cell table:style-name="ce1" table:formula="of:=[.A9]*[.J4]" office:value-type="currency" office:currency="GBP" office:value="803000">
            <text:p>£803,000</text:p>
          </table:table-cell>
          <table:table-cell table:style-name="ce1" table:formula="of:=[.A9]*[.K4]" office:value-type="currency" office:currency="GBP" office:value="821250">
            <text:p>£821,2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800000">
            <text:p>£1,800,000</text:p>
          </table:table-cell>
          <table:table-cell table:style-name="ce1" table:formula="of:=[.A11]*[.B4]" office:value-type="currency" office:currency="GBP" office:value="1890000">
            <text:p>£1,890,000</text:p>
          </table:table-cell>
          <table:table-cell table:style-name="ce1" table:formula="of:=[.A11]*[.C4]" office:value-type="currency" office:currency="GBP" office:value="1926000">
            <text:p>£1,926,000</text:p>
          </table:table-cell>
          <table:table-cell table:style-name="ce1" table:formula="of:=[.A11]*[.D4]" office:value-type="currency" office:currency="GBP" office:value="2070000">
            <text:p>£2,070,000</text:p>
          </table:table-cell>
          <table:table-cell table:style-name="ce1" table:formula="of:=[.A11]*[.E4]" office:value-type="currency" office:currency="GBP" office:value="2340000">
            <text:p>£2,340,000</text:p>
          </table:table-cell>
          <table:table-cell table:style-name="ce1" table:formula="of:=[.A11]*[.F4]" office:value-type="currency" office:currency="GBP" office:value="3060000">
            <text:p>£3,060,000</text:p>
          </table:table-cell>
          <table:table-cell table:style-name="ce1" table:formula="of:=[.A11]*[.G4]" office:value-type="currency" office:currency="GBP" office:value="3420000">
            <text:p>£3,420,000</text:p>
          </table:table-cell>
          <table:table-cell table:style-name="ce1" table:formula="of:=[.A11]*[.H4]" office:value-type="currency" office:currency="GBP" office:value="3510000">
            <text:p>£3,510,000</text:p>
          </table:table-cell>
          <table:table-cell table:style-name="ce1" table:formula="of:=[.A11]*[.I4]" office:value-type="currency" office:currency="GBP" office:value="3600000">
            <text:p>£3,600,000</text:p>
          </table:table-cell>
          <table:table-cell table:style-name="ce1" table:formula="of:=[.A11]*[.J4]" office:value-type="currency" office:currency="GBP" office:value="3960000">
            <text:p>£3,960,000</text:p>
          </table:table-cell>
          <table:table-cell table:style-name="ce1" table:formula="of:=[.A11]*[.K4]" office:value-type="currency" office:currency="GBP" office:value="4050000">
            <text:p>£4,050,000</text:p>
          </table:table-cell>
        </table:table-row>
        <table:table-row table:style-name="ro1">
          <table:table-cell table:style-name="ce1" office:value-type="currency" office:currency="GBP" office:value="75">
            <text:p>£75</text:p>
          </table:table-cell>
          <table:table-cell table:style-name="ce1" office:value-type="currency" office:currency="GBP" office:value="1">
            <text:p>£1</text:p>
          </table:table-cell>
          <table:table-cell table:style-name="ce1" office:value-type="currency" office:currency="GBP" office:value="2">
            <text:p>£2</text:p>
          </table:table-cell>
          <table:table-cell table:style-name="ce1" office:value-type="currency" office:currency="GBP" office:value="3">
            <text:p>£3</text:p>
          </table:table-cell>
          <table:table-cell table:style-name="ce1" office:value-type="currency" office:currency="GBP" office:value="4">
            <text:p>£4</text:p>
          </table:table-cell>
          <table:table-cell table:style-name="ce1" office:value-type="currency" office:currency="GBP" office:value="5">
            <text:p>£5</text:p>
          </table:table-cell>
          <table:table-cell table:style-name="ce1" office:value-type="currency" office:currency="GBP" office:value="6">
            <text:p>£6</text:p>
          </table:table-cell>
          <table:table-cell table:style-name="ce1" office:value-type="currency" office:currency="GBP" office:value="7">
            <text:p>£7</text:p>
          </table:table-cell>
          <table:table-cell table:style-name="ce1" office:value-type="currency" office:currency="GBP" office:value="8">
            <text:p>£8</text:p>
          </table:table-cell>
          <table:table-cell table:style-name="ce1" office:value-type="currency" office:currency="GBP" office:value="9">
            <text:p>£9</text:p>
          </table:table-cell>
          <table:table-cell table:style-name="ce1" office:value-type="currency" office:currency="GBP" office:value="10">
            <text:p>£10</text:p>
          </table:table-cell>
        </table:table-row>
        <table:table-row table:style-name="ro1">
          <table:table-cell table:style-name="ce1" office:value-type="currency" office:currency="GBP" office:value="9000000">
            <text:p>£9,000,000</text:p>
          </table:table-cell>
          <table:table-cell table:style-name="ce1" table:formula="of:=[.A13]*[.B4]" office:value-type="currency" office:currency="GBP" office:value="9450000">
            <text:p>£9,450,000</text:p>
          </table:table-cell>
          <table:table-cell table:style-name="ce1" table:formula="of:=[.A13]*[.C4]" office:value-type="currency" office:currency="GBP" office:value="9630000">
            <text:p>£9,630,000</text:p>
          </table:table-cell>
          <table:table-cell table:style-name="ce1" table:formula="of:=[.A13]*[.D4]" office:value-type="currency" office:currency="GBP" office:value="10350000">
            <text:p>£10,350,000</text:p>
          </table:table-cell>
          <table:table-cell table:style-name="ce1" table:formula="of:=[.A13]*[.E4]" office:value-type="currency" office:currency="GBP" office:value="11700000">
            <text:p>£11,700,000</text:p>
          </table:table-cell>
          <table:table-cell table:style-name="ce1" table:formula="of:=[.A13]*[.F4]" office:value-type="currency" office:currency="GBP" office:value="15300000">
            <text:p>£15,300,000</text:p>
          </table:table-cell>
          <table:table-cell table:style-name="ce1" table:formula="of:=[.A13]*[.G4]" office:value-type="currency" office:currency="GBP" office:value="17100000">
            <text:p>£17,100,000</text:p>
          </table:table-cell>
          <table:table-cell table:style-name="ce1" table:formula="of:=[.A13]*[.H4]" office:value-type="currency" office:currency="GBP" office:value="17550000">
            <text:p>£17,550,000</text:p>
          </table:table-cell>
          <table:table-cell table:style-name="ce1" table:formula="of:=[.A13]*[.I4]" office:value-type="currency" office:currency="GBP" office:value="18000000">
            <text:p>£18,000,000</text:p>
          </table:table-cell>
          <table:table-cell table:style-name="ce1" table:formula="of:=[.A13]*[.J4]" office:value-type="currency" office:currency="GBP" office:value="19800000">
            <text:p>£19,800,000</text:p>
          </table:table-cell>
          <table:table-cell table:style-name="ce1" table:formula="of:=[.A13]*[.K4]" office:value-type="currency" office:currency="GBP" office:value="20250000">
            <text:p>£20,250,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20000000">
            <text:p>£20,000,000</text:p>
          </table:table-cell>
          <table:table-cell table:style-name="ce1" table:formula="of:=[.A15]*[.B4]" office:value-type="currency" office:currency="GBP" office:value="21000000">
            <text:p>£21,000,000</text:p>
          </table:table-cell>
          <table:table-cell table:style-name="ce1" table:formula="of:=[.A15]*[.C4]" office:value-type="currency" office:currency="GBP" office:value="21400000">
            <text:p>£21,400,000</text:p>
          </table:table-cell>
          <table:table-cell table:style-name="ce1" table:formula="of:=[.A15]*[.D4]" office:value-type="currency" office:currency="GBP" office:value="23000000">
            <text:p>£23,000,000</text:p>
          </table:table-cell>
          <table:table-cell table:style-name="ce1" table:formula="of:=[.A15]*[.E4]" office:value-type="currency" office:currency="GBP" office:value="26000000">
            <text:p>£26,000,000</text:p>
          </table:table-cell>
          <table:table-cell table:style-name="ce1" table:formula="of:=[.A15]*[.F4]" office:value-type="currency" office:currency="GBP" office:value="34000000">
            <text:p>£34,000,000</text:p>
          </table:table-cell>
          <table:table-cell table:style-name="ce1" table:formula="of:=[.A15]*[.G4]" office:value-type="currency" office:currency="GBP" office:value="38000000">
            <text:p>£38,000,000</text:p>
          </table:table-cell>
          <table:table-cell table:style-name="ce1" table:formula="of:=[.A15]*[.H4]" office:value-type="currency" office:currency="GBP" office:value="39000000">
            <text:p>£39,000,000</text:p>
          </table:table-cell>
          <table:table-cell table:style-name="ce1" table:formula="of:=[.A15]*[.I4]" office:value-type="currency" office:currency="GBP" office:value="40000000">
            <text:p>£40,000,000</text:p>
          </table:table-cell>
          <table:table-cell table:style-name="ce1" table:formula="of:=[.A15]*[.J4]" office:value-type="currency" office:currency="GBP" office:value="44000000">
            <text:p>£44,000,000</text:p>
          </table:table-cell>
          <table:table-cell table:style-name="ce1" table:formula="of:=[.A15]*[.K4]" office:value-type="currency" office:currency="GBP" office:value="45000000">
            <text:p>£45,000,000</text:p>
          </table:table-cell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50000000">
            <text:p>£50,000,000</text:p>
          </table:table-cell>
          <table:table-cell table:style-name="ce1" table:formula="of:=[.A17]*[.B4]" office:value-type="currency" office:currency="GBP" office:value="52500000">
            <text:p>£52,500,000</text:p>
          </table:table-cell>
          <table:table-cell table:style-name="ce1" table:formula="of:=[.A17]*[.C4]" office:value-type="currency" office:currency="GBP" office:value="53500000">
            <text:p>£53,500,000</text:p>
          </table:table-cell>
          <table:table-cell table:style-name="ce1" table:formula="of:=[.A17]*[.D4]" office:value-type="currency" office:currency="GBP" office:value="57500000">
            <text:p>£57,500,000</text:p>
          </table:table-cell>
          <table:table-cell table:style-name="ce1" table:formula="of:=[.A17]*[.E4]" office:value-type="currency" office:currency="GBP" office:value="65000000">
            <text:p>£65,000,000</text:p>
          </table:table-cell>
          <table:table-cell table:style-name="ce1" table:formula="of:=[.A17]*[.F4]" office:value-type="currency" office:currency="GBP" office:value="85000000">
            <text:p>£85,000,000</text:p>
          </table:table-cell>
          <table:table-cell table:style-name="ce1" table:formula="of:=[.A17]*[.G4]" office:value-type="currency" office:currency="GBP" office:value="95000000">
            <text:p>£95,000,000</text:p>
          </table:table-cell>
          <table:table-cell table:style-name="ce1" table:formula="of:=[.A17]*[.H4]" office:value-type="currency" office:currency="GBP" office:value="97500000">
            <text:p>£97,500,000</text:p>
          </table:table-cell>
          <table:table-cell table:style-name="ce1" table:formula="of:=[.A17]*[.I4]" office:value-type="currency" office:currency="GBP" office:value="100000000">
            <text:p>£100,000,000</text:p>
          </table:table-cell>
          <table:table-cell table:style-name="ce1" table:formula="of:=[.A17]*[.J4]" office:value-type="currency" office:currency="GBP" office:value="110000000">
            <text:p>£110,000,000</text:p>
          </table:table-cell>
          <table:table-cell table:style-name="ce1" table:formula="of:=[.A17]*[.K4]" office:value-type="currency" office:currency="GBP" office:value="112500000">
            <text:p>£112,500,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00000000">
            <text:p>£100,000,000</text:p>
          </table:table-cell>
          <table:table-cell table:style-name="ce1" table:formula="of:=[.A19]*[.B4]" office:value-type="currency" office:currency="GBP" office:value="105000000">
            <text:p>£105,000,000</text:p>
          </table:table-cell>
          <table:table-cell table:style-name="ce1" table:formula="of:=[.A19]*[.C4]" office:value-type="currency" office:currency="GBP" office:value="107000000">
            <text:p>£107,000,000</text:p>
          </table:table-cell>
          <table:table-cell table:style-name="ce1" table:formula="of:=[.A19]*[.D4]" office:value-type="currency" office:currency="GBP" office:value="115000000">
            <text:p>£115,000,000</text:p>
          </table:table-cell>
          <table:table-cell table:style-name="ce1" table:formula="of:=[.A19]*[.E4]" office:value-type="currency" office:currency="GBP" office:value="130000000">
            <text:p>£130,000,000</text:p>
          </table:table-cell>
          <table:table-cell table:style-name="ce1" table:formula="of:=[.A19]*[.F4]" office:value-type="currency" office:currency="GBP" office:value="170000000">
            <text:p>£170,000,000</text:p>
          </table:table-cell>
          <table:table-cell table:style-name="ce1" table:formula="of:=[.A19]*[.G4]" office:value-type="currency" office:currency="GBP" office:value="190000000">
            <text:p>£190,000,000</text:p>
          </table:table-cell>
          <table:table-cell table:style-name="ce1" table:formula="of:=[.A19]*[.H4]" office:value-type="currency" office:currency="GBP" office:value="195000000">
            <text:p>£195,000,000</text:p>
          </table:table-cell>
          <table:table-cell table:style-name="ce1" table:formula="of:=[.A19]*[.I4]" office:value-type="currency" office:currency="GBP" office:value="200000000">
            <text:p>£200,000,000</text:p>
          </table:table-cell>
          <table:table-cell table:style-name="ce1" table:formula="of:=[.A19]*[.J4]" office:value-type="currency" office:currency="GBP" office:value="220000000">
            <text:p>£220,000,000</text:p>
          </table:table-cell>
          <table:table-cell table:style-name="ce1" table:formula="of:=[.A19]*[.K4]" office:value-type="currency" office:currency="GBP" office:value="225000000">
            <text:p>£225,000,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26/02/2020</text:date>, <text:time>22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40:46.49</meta:creation-date>
    <dc:date>2020-02-26T22:33:27.44</dc:date>
    <meta:editing-duration>PT2H12S</meta:editing-duration>
    <meta:editing-cycles>5</meta:editing-cycles>
    <meta:generator>OpenOffice/4.1.6$Win32 OpenOffice.org_project/416m1$Build-9790</meta:generator>
    <meta:document-statistic meta:table-count="3" meta:cell-count="165" meta:object-count="0"/>
  </office:meta>
</office:document-meta>
</file>